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row>
        <mn>340</mn>
        <mo stretchy="false">=</mo>
        <mrow>
          <mrow>
            <mo fence="true" stretchy="false">(</mo>
            <mrow>
              <mrow>
                <mi>n</mi>
                <mo stretchy="false">∗</mo>
                <mn>20</mn>
                <mo stretchy="false">∗</mo>
                <mn>2</mn>
                <mo stretchy="false">∗</mo>
                <mn>.75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0</mn>
                <mo stretchy="false">∗</mo>
                <mn>2</mn>
              </mrow>
            </mrow>
            <mo fence="true" stretchy="false">)</mo>
          </mrow>
        </mrow>
      </mrow>
      <mrow>
        <mn>340</mn>
        <mo stretchy="false">=</mo>
        <mn>30</mn>
      </mrow>
      <mrow>
        <mi>n</mi>
        <mo stretchy="false">+</mo>
        <mn>40</mn>
      </mrow>
      <mrow>
        <mi mathvariant="italic">canvaswidth</mi>
        <mo stretchy="false">−</mo>
        <mrow>
          <mn>2</mn>
          <mo stretchy="false">∗</mo>
          <mrow/>
        </mrow>
      </mrow>
    </mrow>
    <annotation encoding="StarMath 5.0">340 = (n * 20 * 2 * .75) + (20 * 2)
340 = 30n + 40
canvaswidth - 2*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5:09.158623129</meta:creation-date>
    <dc:date>2018-04-01T10:29:42.765097233</dc:date>
    <meta:editing-duration>PT4M35S</meta:editing-duration>
    <meta:editing-cycles>1</meta:editing-cycles>
    <meta:generator>LibreOffice/6.0.2.1.0$Linux_X86_64 LibreOffice_project/00m0$Build-1</meta:generator>
  </office:meta>
</office:document-meta>
</file>